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0f83" officeooo:paragraph-rsid="00160f8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LIST :</text:p>
      <text:p text:style-name="P1"/>
      <text:p text:style-name="P1"/>
      <text:p text:style-name="P1">- Plus de précision sur la containerization</text:p>
      <text:p text:style-name="P1">- Manipulation de Docker (ex : faire tourner un serveur Apache) </text:p>
      <text:p text:style-name="P1">- Containerization partagé (réseau Docker)</text:p>
      <text:p text:style-name="P1">- Comment est construite l’image Docker (via Dockerfile → plus de précision) puis comment est génerer l’application à partir d’une image Docker.</text:p>
      <text:p text:style-name="P1">- Container runs natively on Linux → c’est-à-dire ? Pourquoi Linux (car plus léger?)</text:p>
      <text:p text:style-name="P1">- Configuration de Docker ? → Comment le configurer</text:p>
      <text:p text:style-name="P1">- Qui utilise Docker ? Dans quel cadre/but ?</text:p>
      <text:p text:style-name="P1">- Docker est elle la seule platforme de containerization ? La plus connue ? La meilleure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2:04:48.596690603</meta:creation-date>
    <dc:date>2019-02-14T20:15:57.625159018</dc:date>
    <meta:editing-duration>PT2H44M1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97" meta:character-count="573" meta:non-whitespace-character-count="484"/>
  </office:meta>
</office:document-meta>
</file>